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uena pregunta. Para documentar correctamente el desarrollo que hicimos, dejaría asentados los pasos y razonamientos clave que condujeron a la conclusión del coste, destacando que es una <text:span text:style-name="Strong_20_Emphasis">estimación didáctica pero rigurosa</text:span>, basada en el ejemplo de la ficha en el tablero. Aquí tienes una posible documentación:</text:p>
      <text:p text:style-name="Horizontal_20_Line"/>
      <text:h text:style-name="Heading_20_3" text:outline-level="3">Desarrollo del concepto de coste en el sistema inteligente</text:h>
      <text:p text:style-name="Text_20_body"><text:span text:style-name="Strong_20_Emphasis">Objetivo:</text:span><text:line-break/>Estimar el coste mínimo necesario para resolver un problema simple con el sistema inteligente, utilizando un modelo accesible y cuantificable.</text:p>
      <text:p text:style-name="Text_20_body"><text:span text:style-name="Strong_20_Emphasis">Problema utilizado:</text:span><text:line-break/>Determinar el camino de una ficha desde la casilla A1 hasta H8 en un tablero 8x8, moviéndose solo una casilla por vez.</text:p>
      <text:p text:style-name="Text_20_body"><text:span text:style-name="Strong_20_Emphasis">Metodología:</text:span></text:p>
      <text:list xml:id="list3220072222" text:style-name="L1">
        <text:list-item>
          <text:p text:style-name="P1"><text:span text:style-name="Strong_20_Emphasis">Modelo de individuo:</text:span></text:p>
          <text:list>
            <text:list-item>
              <text:p text:style-name="P1">Cada individuo representa una ficha con una posición actual y un historial de movimientos (antepasados).</text:p>
            </text:list-item>
            <text:list-item>
              <text:p text:style-name="P1">Se reproduce una única vez generando todos los movimientos válidos posibles desde su posición.</text:p>
            </text:list-item>
          </text:list>
        </text:list-item>
        <text:list-item>
          <text:p text:style-name="P1"><text:span text:style-name="Strong_20_Emphasis">Análisis del crecimiento:</text:span></text:p>
          <text:list>
            <text:list-item>
              <text:p text:style-name="P1">Se calculó que el número medio de hijos por individuo es de <text:span text:style-name="Strong_20_Emphasis">6.5</text:span>, basado en la estructura del tablero (bordes, ángulos y centro).</text:p>
            </text:list-item>
            <text:list-item>
              <text:p text:style-name="P1">La población se multiplica exponencialmente con cada generación.</text:p>
            </text:list-item>
            <text:list-item>
              <text:p text:style-name="P1">Para recorrer 7 casillas, se necesitaron aproximadamente <text:span text:style-name="Strong_20_Emphasis">246,664 individuos</text:span>.</text:p>
            </text:list-item>
          </text:list>
        </text:list-item>
        <text:list-item>
          <text:p text:style-name="P1"><text:span text:style-name="Strong_20_Emphasis">Extrapolación:</text:span></text:p>
          <text:list>
            <text:list-item>
              <text:p text:style-name="P1">Se observó que cada generación aumenta el número de individuos en un orden de magnitud.</text:p>
            </text:list-item>
            <text:list-item>
              <text:p text:style-name="P1">Para un camino de 10 casillas: ~10⁸ individuos.</text:p>
            </text:list-item>
            <text:list-item>
              <text:p text:style-name="P1">Para uno de 20 casillas: ~10¹⁹ individuos.</text:p>
            </text:list-item>
          </text:list>
        </text:list-item>
        <text:list-item>
          <text:p text:style-name="P1"><text:span text:style-name="Strong_20_Emphasis">Modelo de coste material:</text:span></text:p>
          <text:list>
            <text:list-item>
              <text:p text:style-name="P1">En vez de organismos reales, se propuso representar cada individuo como un CD (~$0.20 USD).</text:p>
            </text:list-item>
            <text:list-item>
              <text:p text:style-name="P1">Una partida de ajedrez (~80 decisiones) requeriría ~10⁶⁵ individuos.</text:p>
            </text:list-item>
            <text:list-item>
              <text:p text:style-name="P1">Costo total estimado: <text:span text:style-name="Strong_20_Emphasis">2 × 10⁶⁴ USD</text:span>.</text:p>
            </text:list-item>
          </text:list>
        </text:list-item>
      </text:list>
      <text:p text:style-name="Text_20_body"><text:soft-page-break/><text:span text:style-name="Strong_20_Emphasis">Conclusión:</text:span><text:line-break/>Incluso si el coste unitario tiende a cero, el coste total del sistema tiende a infinito debido a su crecimiento exponencial. Esto valida la afirmación de que la vida, como sistema de cálculo, es extremadamente costosa y solo posible en un entorno con recursos virtualmente ilimitados.</text:p>
      <text:p text:style-name="Horizontal_20_Line"/>
      <text:p text:style-name="Text_20_body">¿Quieres que lo deje asentado como documento complementario en el canvas, o que lo resuma para agregarlo también a la memoria? También puedo ayudarte a preparar una <text:a xlink:type="simple" xlink:href="https://chatgpt.com/c/f" text:style-name="Internet_20_link" text:visited-style-name="Visited_20_Internet_20_Link">versión narrativa para el capítulo del libro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6T17:35:10.637000000</meta:creation-date>
    <dc:date>2025-06-26T17:36:04.991000000</dc:date>
    <meta:editing-duration>PT54S</meta:editing-duration>
    <meta:editing-cycles>1</meta:editing-cycles>
    <meta:document-statistic meta:table-count="0" meta:image-count="0" meta:object-count="0" meta:page-count="2" meta:paragraph-count="22" meta:word-count="345" meta:character-count="2115" meta:non-whitespace-character-count="1814"/>
    <meta:generator>LibreOffice/7.3.5.2$Windows_X86_64 LibreOffice_project/184fe81b8c8c30d8b5082578aee2fed2ea847c01</meta:generator>
  </office:meta>
</office:document-meta>
</file>